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20pt" style:font-size-asian="20pt" style:font-size-complex="20pt"/>
    </style:style>
    <style:style style:name="P2" style:parent-style-name="Heading1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Heading2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Heading2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Heading2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Heading2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Heading3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Heading3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Heading1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Heading2" style:family="paragraph">
      <style:text-properties fo:language="en" fo:country="US"/>
    </style:style>
    <style:style style:name="P4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4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4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4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4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48" style:parent-style-name="Normal" style:family="paragraph">
      <style:text-properties fo:language="en" fo:country="US"/>
    </style:style>
    <style:style style:name="P49" style:parent-style-name="Heading2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Heading2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Heading2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Heading2" style:family="paragraph">
      <style:text-properties fo:language="en" fo:country="US"/>
    </style:style>
    <style:style style:name="P67" style:parent-style-name="Heading2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Heading2" style:family="paragraph">
      <style:text-properties fo:language="en" fo:country="US"/>
    </style:style>
    <style:style style:name="P70" style:parent-style-name="Heading2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Heading2" style:family="paragraph">
      <style:text-properties fo:language="en" fo:country="US"/>
    </style:style>
    <style:style style:name="P73" style:parent-style-name="Heading2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Heading2" style:family="paragraph">
      <style:text-properties fo:language="en" fo:country="US"/>
    </style:style>
    <style:style style:name="P76" style:parent-style-name="Heading2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</office:automatic-styles>
  <office:body>
    <office:text text:use-soft-page-breaks="true">
      <text:p text:style-name="P1">DevOps Essentials</text:p>
      <text:p text:style-name="Normal"/>
      <text:h text:style-name="P2" text:outline-level="1">DevOps Culture</text:h>
      <text:p text:style-name="P3"/>
      <text:h text:style-name="P4" text:outline-level="2">What is DevOps ?</text:h>
      <text:p text:style-name="P5"/>
      <text:p text:style-name="P6">DevOps = Development + Operations</text:p>
      <text:p text:style-name="P7">DevOps is a culture of collaboration between<text:s/>developers<text:s/>and operations people.</text:p>
      <text:p text:style-name="P8">This culture has given rise to a set of practices.</text:p>
      <text:p text:style-name="P9">DevoPs is not tools</text:p>
      <text:p text:style-name="P10">DevOps is not a standard</text:p>
      <text:p text:style-name="P11">DevOps is not a product</text:p>
      <text:p text:style-name="P12">DevOps is not a job title</text:p>
      <text:p text:style-name="P13"/>
      <text:h text:style-name="P14" text:outline-level="2">A brief history of devOps</text:h>
      <text:p text:style-name="P15"/>
      <text:p text:style-name="P16">Agile seeks to develop software in small, frequent cycles in order to deliver functionality to customers quickly and quickly respond to changing business goals</text:p>
      <text:p text:style-name="P17"/>
      <text:p text:style-name="P18">2007: Agile software development was gaining popularity</text:p>
      <text:h text:style-name="P19" text:outline-level="2">The Goals of DevOps</text:h>
      <text:p text:style-name="P20">Under the traditional separation between Dev and Ops, Dev and Ops have different goals :</text:p>
      <text:p text:style-name="P21">The goals of development is Speed</text:p>
      <text:p text:style-name="P22">The goals of operations is Stability</text:p>
      <text:p text:style-name="P23">With DevOps, they work together and share the same goals: Speed and Stability</text:p>
      <text:p text:style-name="P24"/>
      <text:h text:style-name="P25" text:outline-level="2">A Story of DevOps vs. Traditional Silos</text:h>
      <text:p text:style-name="P26"/>
      <text:h text:style-name="P27" text:outline-level="3">Traditional Silos</text:h>
      <text:p text:style-name="P28">Devs write code and throw it over the wall to QA then QA/Dev throws the code over the wall to operations.</text:p>
      <text:p text:style-name="P29">If there is a problem Ops throws it back over the wall to Dev.</text:p>
      <text:p text:style-name="P30">Dev and Ops are black boxes to each other, they have different priorities and it takes times to find and fix problems</text:p>
      <text:p text:style-name="P31"/>
      <text:h text:style-name="P32" text:outline-level="3">DevOps</text:h>
      <text:p text:style-name="P33">Devs write code</text:p>
      <text:soft-page-break/>
      <text:p text:style-name="P34">Code commit triggers automated build, integration and tests</text:p>
      <text:p text:style-name="P35">QA can get their hands on it almost immediately</text:p>
      <text:p text:style-name="P36">Once it is ready, kick off an automated deployment to production</text:p>
      <text:p text:style-name="P37">If the last deployment broke something in production we can do a rollback by deploying the previous working version to fix the problem quickly</text:p>
      <text:p text:style-name="P38">Build-&gt;Integrate-&gt;Test-&gt;Deploy</text:p>
      <text:p text:style-name="P39"/>
      <text:h text:style-name="P40" text:outline-level="1">DevOps Concepts and Practices</text:h>
      <text:p text:style-name="P41"/>
      <text:h text:style-name="P42" text:outline-level="2">Build Automation</text:h>
      <text:p text:style-name="P43">Is<text:s/>automating the process of preparing<text:s/>code for deployment to a live environment.</text:p>
      <text:p text:style-name="P44">Usually build automation looks like running a command-line tool that builds code using<text:s/>configuration files and/or scripts.</text:p>
      <text:p text:style-name="P45">Is independent of an IDE</text:p>
      <text:p text:style-name="P46">Your code should be able to build on someone else’s machine the same way it’ builds on yours</text:p>
      <text:p text:style-name="P47">Build automation is fast, consistent, repeatable, portable and reliable.</text:p>
      <text:p text:style-name="P48"/>
      <text:h text:style-name="P49" text:outline-level="2">Continuous Integration</text:h>
      <text:p text:style-name="P50">Continuous integration is a critical part of any DevOps pipeline</text:p>
      <text:p text:style-name="P51">Is the practice of frequently merging code changes done by developers.</text:p>
      <text:p text:style-name="Normal">Au lieu de coder pendant des semaines puis<text:s/>pondre<text:s/>tout son code, on<text:s/>l’intègre<text:s/>au fur et à mesure.</text:p>
      <text:p text:style-name="P52">When a developer commits a code change, the CI server sees the change and automatically performs a build, also executing automated tests.<text:s/>This occurs multiple times a day. If there is any problem, the CI server immediately and automatically notifies the developers.</text:p>
      <text:p text:style-name="P53"/>
      <text:p text:style-name="P54">Benefits:</text:p>
      <text:p text:style-name="P55">Early detection of bugs</text:p>
      <text:p text:style-name="P56">The code is constantly merged</text:p>
      <text:p text:style-name="P57">Makes frequent releases</text:p>
      <text:p text:style-name="P58">Makes continuous testing</text:p>
      <text:p text:style-name="P59">Good coding practices</text:p>
      <text:p text:style-name="P60"/>
      <text:h text:style-name="P61" text:outline-level="2">Continuous Delivery and Continuous Deployment</text:h>
      <text:p text:style-name="P62"/>
      <text:p text:style-name="P63"/>
      <text:h text:style-name="P64" text:outline-level="2">Infrastructure as Code</text:h>
      <text:p text:style-name="P65"/>
      <text:h text:style-name="P66" text:outline-level="2"/>
      <text:h text:style-name="P67" text:outline-level="2">Configuration management</text:h>
      <text:p text:style-name="P68"/>
      <text:h text:style-name="P69" text:outline-level="2"/>
      <text:h text:style-name="P70" text:outline-level="2">Orchestration</text:h>
      <text:p text:style-name="P71"/>
      <text:h text:style-name="P72" text:outline-level="2"/>
      <text:h text:style-name="P73" text:outline-level="2">Monitoring</text:h>
      <text:p text:style-name="P74"/>
      <text:h text:style-name="P75" text:outline-level="2"/>
      <text:h text:style-name="P76" text:outline-level="2">Microservices</text:h>
      <text:p text:style-name="P77"/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eyss</meta:initial-creator>
    <dc:creator>qeyss</dc:creator>
    <meta:creation-date>2020-02-15T09:37:00Z</meta:creation-date>
    <dc:date>2020-02-16T08:15:00Z</dc:date>
    <meta:template xlink:href="Normal" xlink:type="simple"/>
    <meta:editing-cycles>5</meta:editing-cycles>
    <meta:editing-duration>PT13920S</meta:editing-duration>
    <meta:document-statistic meta:page-count="3" meta:paragraph-count="5" meta:word-count="428" meta:character-count="2780" meta:row-count="19" meta:non-whitespace-character-count="2357"/>
  </office:meta>
</office:document-meta>
</file>